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2.79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 style:data-style-name="N3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0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line-through-mode="continuous" style:font-name-asian="Arial" style:font-size-asian="10pt" style:language-asian="es" style:country-asian="ES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3">
      <style:text-properties fo:font-size="10pt" style:font-size-asian="10pt" style:font-size-complex="10pt"/>
    </style:style>
  </office:automatic-styles>
  <office:body>
    <office:spreadsheet>
      <table:table table:name="Vendes_Ofimat" table:style-name="ta1" table:print="false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</table:table>
      <table:table table:name="Euroregions" table:style-name="ta1" table:print="false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Default"/>
        <table:table-row table:style-name="ro3">
          <table:table-cell table:style-name="ce3" office:value-type="string">
            <text:p>Euroregions</text:p>
          </table:table-cell>
          <table:table-cell table:style-name="ce3" office:value-type="string">
            <text:p>Extensió</text:p>
          </table:table-cell>
          <table:table-cell table:style-name="ce3" office:value-type="string">
            <text:p>Habitants</text:p>
          </table:table-cell>
          <table:table-cell table:style-name="ce3" office:value-type="string">
            <text:p>Aturats</text:p>
          </table:table-cell>
          <table:table-cell table:style-name="ce3" office:value-type="string">
            <text:p>PIB</text:p>
          </table:table-cell>
          <table:table-cell table:style-name="ce3" office:value-type="string">
            <text:p>Densitat</text:p>
          </table:table-cell>
          <table:table-cell table:style-name="ce3" office:value-type="string">
            <text:p>Atur %</text:p>
          </table:table-cell>
        </table:table-row>
        <table:table-row table:style-name="ro3">
          <table:table-cell/>
          <table:table-cell table:style-name="Default" table:number-columns-repeated="5"/>
          <table:table-cell/>
        </table:table-row>
        <table:table-row table:style-name="ro3">
          <table:table-cell office:value-type="string">
            <text:p>Catalunya</text:p>
          </table:table-cell>
          <table:table-cell office:value-type="float" office:value="36860">
            <text:p>36.860</text:p>
          </table:table-cell>
          <table:table-cell office:value-type="float" office:value="6321000">
            <text:p>6.321.000</text:p>
          </table:table-cell>
          <table:table-cell office:value-type="float" office:value="488021">
            <text:p>488.021</text:p>
          </table:table-cell>
          <table:table-cell office:value-type="float" office:value="100.4">
            <text:p>100,4</text:p>
          </table:table-cell>
          <table:table-cell table:formula="of:=[.C3]/[.B3]" office:value-type="float" office:value="171.486706456864">
            <text:p>171,5</text:p>
          </table:table-cell>
          <table:table-cell table:formula="of:=[.D3]*100/[.C3]" office:value-type="float" office:value="7.72062964720772">
            <text:p>7,72</text:p>
          </table:table-cell>
        </table:table-row>
        <table:table-row table:style-name="ro3">
          <table:table-cell office:value-type="string">
            <text:p>Baden-Wüttemberg</text:p>
          </table:table-cell>
          <table:table-cell office:value-type="float" office:value="39430">
            <text:p>39.430</text:p>
          </table:table-cell>
          <table:table-cell office:value-type="float" office:value="11047000">
            <text:p>11.047.000</text:p>
          </table:table-cell>
          <table:table-cell office:value-type="float" office:value="461375">
            <text:p>461.375</text:p>
          </table:table-cell>
          <table:table-cell office:value-type="float" office:value="119.6">
            <text:p>119,6</text:p>
          </table:table-cell>
          <table:table-cell table:formula="of:=[.C4]/[.B4]" office:value-type="float" office:value="280.167385239665">
            <text:p>280,2</text:p>
          </table:table-cell>
          <table:table-cell table:formula="of:=[.D4]*100/[.C4]" office:value-type="float" office:value="4.17647325065629">
            <text:p>4,18</text:p>
          </table:table-cell>
        </table:table-row>
        <table:table-row table:style-name="ro3">
          <table:table-cell office:value-type="string">
            <text:p>El Piamont</text:p>
          </table:table-cell>
          <table:table-cell office:value-type="float" office:value="42570">
            <text:p>42.570</text:p>
          </table:table-cell>
          <table:table-cell office:value-type="float" office:value="4698000">
            <text:p>4.698.000</text:p>
          </table:table-cell>
          <table:table-cell office:value-type="float" office:value="167500">
            <text:p>167.500</text:p>
          </table:table-cell>
          <table:table-cell office:value-type="float" office:value="117.7">
            <text:p>117,7</text:p>
          </table:table-cell>
          <table:table-cell table:formula="of:=[.C5]/[.B5]" office:value-type="float" office:value="110.359408033827">
            <text:p>110,4</text:p>
          </table:table-cell>
          <table:table-cell table:formula="of:=[.D5]*100/[.C5]" office:value-type="float" office:value="3.56534695615155">
            <text:p>3,57</text:p>
          </table:table-cell>
        </table:table-row>
        <table:table-row table:style-name="ro3">
          <table:table-cell office:value-type="string">
            <text:p>Roine-Alps</text:p>
          </table:table-cell>
          <table:table-cell office:value-type="float" office:value="46980">
            <text:p>46.980</text:p>
          </table:table-cell>
          <table:table-cell office:value-type="float" office:value="3645000">
            <text:p>3.645.000</text:p>
          </table:table-cell>
          <table:table-cell office:value-type="float" office:value="204540">
            <text:p>204.540</text:p>
          </table:table-cell>
          <table:table-cell office:value-type="float" office:value="100.8">
            <text:p>100,8</text:p>
          </table:table-cell>
          <table:table-cell table:formula="of:=[.C6]/[.B6]" office:value-type="float" office:value="77.5862068965517">
            <text:p>77,6</text:p>
          </table:table-cell>
          <table:table-cell table:formula="of:=[.D6]*100/[.C6]" office:value-type="float" office:value="5.61152263374486">
            <text:p>5,61</text:p>
          </table:table-cell>
        </table:table-row>
      </table:table>
      <table:table table:name="Successions" table:style-name="ta1" table:print="false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3" table:number-columns-repeated="4" table:default-cell-style-name="ce14"/>
        <table:table-column table:style-name="co3" table:default-cell-style-name="Default"/>
        <table:table-row table:style-name="ro4">
          <table:table-cell table:style-name="ce10" office:value-type="string">
            <text:p>Successions</text:p>
          </table:table-cell>
          <table:table-cell table:style-name="ce13" table:number-columns-repeated="7"/>
        </table:table-row>
        <table:table-row table:style-name="ro3">
          <table:table-cell table:style-name="ce11" table:number-columns-repeated="8"/>
        </table:table-row>
        <table:table-row table:style-name="ro3">
          <table:table-cell table:style-name="ce12" office:value-type="string">
            <text:p>Núm 1</text:p>
          </table:table-cell>
          <table:table-cell table:style-name="ce12" office:value-type="string">
            <text:p>Núm 2</text:p>
          </table:table-cell>
          <table:table-cell table:style-name="ce12" office:value-type="string">
            <text:p>Dia setmana</text:p>
          </table:table-cell>
          <table:table-cell table:style-name="ce12" office:value-type="string">
            <text:p>Data dia</text:p>
          </table:table-cell>
          <table:table-cell table:style-name="ce12" office:value-type="string">
            <text:p>Data lab</text:p>
          </table:table-cell>
          <table:table-cell table:style-name="ce12" office:value-type="string">
            <text:p>Data mes</text:p>
          </table:table-cell>
          <table:table-cell table:style-name="ce12" office:value-type="string">
            <text:p>Data any</text:p>
          </table:table-cell>
          <table:table-cell table:style-name="ce15" office:value-type="string">
            <text:p>Text+num</text:p>
          </table:table-cell>
        </table:table-row>
        <table:table-row table:style-name="ro3">
          <table:table-cell table:number-columns-repeated="2"/>
          <table:table-cell table:style-name="ce11" table:number-columns-repeated="5"/>
          <table:table-cell table:style-name="ce16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dimarts</text:p>
          </table:table-cell>
          <table:table-cell table:number-columns-repeated="4" office:value-type="date" office:date-value="2009-09-01">
            <text:p>01/09/09</text:p>
          </table:table-cell>
          <table:table-cell office:value-type="string">
            <text:p>Carme, 1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imecres</text:p>
          </table:table-cell>
          <table:table-cell table:number-columns-repeated="2" office:value-type="date" office:date-value="2009-09-02">
            <text:p>02/09/09</text:p>
          </table:table-cell>
          <table:table-cell office:value-type="date" office:date-value="2009-10-01">
            <text:p>01/10/09</text:p>
          </table:table-cell>
          <table:table-cell office:value-type="date" office:date-value="2010-09-01">
            <text:p>01/09/10</text:p>
          </table:table-cell>
          <table:table-cell office:value-type="string">
            <text:p>Carme, 1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dijous</text:p>
          </table:table-cell>
          <table:table-cell table:number-columns-repeated="2" office:value-type="date" office:date-value="2009-09-03">
            <text:p>03/09/09</text:p>
          </table:table-cell>
          <table:table-cell office:value-type="date" office:date-value="2009-11-01">
            <text:p>01/11/09</text:p>
          </table:table-cell>
          <table:table-cell office:value-type="date" office:date-value="2011-09-01">
            <text:p>01/09/11</text:p>
          </table:table-cell>
          <table:table-cell office:value-type="string">
            <text:p>Carme, 12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string">
            <text:p>divendres</text:p>
          </table:table-cell>
          <table:table-cell table:number-columns-repeated="2" office:value-type="date" office:date-value="2009-09-04">
            <text:p>04/09/09</text:p>
          </table:table-cell>
          <table:table-cell office:value-type="date" office:date-value="2009-12-01">
            <text:p>01/12/09</text:p>
          </table:table-cell>
          <table:table-cell office:value-type="date" office:date-value="2012-09-01">
            <text:p>01/09/12</text:p>
          </table:table-cell>
          <table:table-cell office:value-type="string">
            <text:p>Carme, 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string">
            <text:p>dissabte</text:p>
          </table:table-cell>
          <table:table-cell office:value-type="date" office:date-value="2009-09-05">
            <text:p>05/09/09</text:p>
          </table:table-cell>
          <table:table-cell office:value-type="date" office:date-value="2009-09-07">
            <text:p>07/09/09</text:p>
          </table:table-cell>
          <table:table-cell office:value-type="date" office:date-value="2010-01-01">
            <text:p>01/01/10</text:p>
          </table:table-cell>
          <table:table-cell office:value-type="date" office:date-value="2013-09-01">
            <text:p>01/09/13</text:p>
          </table:table-cell>
          <table:table-cell office:value-type="string">
            <text:p>Carme, 1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43">
            <text:p>243</text:p>
          </table:table-cell>
          <table:table-cell office:value-type="string">
            <text:p>diumenge</text:p>
          </table:table-cell>
          <table:table-cell office:value-type="date" office:date-value="2009-09-06">
            <text:p>06/09/09</text:p>
          </table:table-cell>
          <table:table-cell office:value-type="date" office:date-value="2009-09-08">
            <text:p>08/09/09</text:p>
          </table:table-cell>
          <table:table-cell office:value-type="date" office:date-value="2010-02-01">
            <text:p>01/02/10</text:p>
          </table:table-cell>
          <table:table-cell office:value-type="date" office:date-value="2014-09-01">
            <text:p>01/09/14</text:p>
          </table:table-cell>
          <table:table-cell office:value-type="string">
            <text:p>Carme, 1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29">
            <text:p>729</text:p>
          </table:table-cell>
          <table:table-cell office:value-type="string">
            <text:p>dilluns</text:p>
          </table:table-cell>
          <table:table-cell office:value-type="date" office:date-value="2009-09-07">
            <text:p>07/09/09</text:p>
          </table:table-cell>
          <table:table-cell office:value-type="date" office:date-value="2009-09-09">
            <text:p>09/09/09</text:p>
          </table:table-cell>
          <table:table-cell office:value-type="date" office:date-value="2010-03-01">
            <text:p>01/03/10</text:p>
          </table:table-cell>
          <table:table-cell office:value-type="date" office:date-value="2015-09-01">
            <text:p>01/09/15</text:p>
          </table:table-cell>
          <table:table-cell office:value-type="string">
            <text:p>Carme, 1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187">
            <text:p>2187</text:p>
          </table:table-cell>
          <table:table-cell office:value-type="string">
            <text:p>dimarts</text:p>
          </table:table-cell>
          <table:table-cell office:value-type="date" office:date-value="2009-09-08">
            <text:p>08/09/09</text:p>
          </table:table-cell>
          <table:table-cell office:value-type="date" office:date-value="2009-09-10">
            <text:p>10/09/09</text:p>
          </table:table-cell>
          <table:table-cell office:value-type="date" office:date-value="2010-04-01">
            <text:p>01/04/10</text:p>
          </table:table-cell>
          <table:table-cell office:value-type="date" office:date-value="2016-09-01">
            <text:p>01/09/16</text:p>
          </table:table-cell>
          <table:table-cell office:value-type="string">
            <text:p>Carme, 1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6561">
            <text:p>6561</text:p>
          </table:table-cell>
          <table:table-cell office:value-type="string">
            <text:p>dimecres</text:p>
          </table:table-cell>
          <table:table-cell office:value-type="date" office:date-value="2009-09-09">
            <text:p>09/09/09</text:p>
          </table:table-cell>
          <table:table-cell office:value-type="date" office:date-value="2009-09-11">
            <text:p>11/09/09</text:p>
          </table:table-cell>
          <table:table-cell office:value-type="date" office:date-value="2010-05-01">
            <text:p>01/05/10</text:p>
          </table:table-cell>
          <table:table-cell office:value-type="date" office:date-value="2017-09-01">
            <text:p>01/09/17</text:p>
          </table:table-cell>
          <table:table-cell office:value-type="string">
            <text:p>Carme, 1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9683">
            <text:p>19683</text:p>
          </table:table-cell>
          <table:table-cell office:value-type="string">
            <text:p>dijous</text:p>
          </table:table-cell>
          <table:table-cell office:value-type="date" office:date-value="2009-09-10">
            <text:p>10/09/09</text:p>
          </table:table-cell>
          <table:table-cell office:value-type="date" office:date-value="2009-09-14">
            <text:p>14/09/09</text:p>
          </table:table-cell>
          <table:table-cell office:value-type="date" office:date-value="2010-06-01">
            <text:p>01/06/10</text:p>
          </table:table-cell>
          <table:table-cell office:value-type="date" office:date-value="2018-09-01">
            <text:p>01/09/18</text:p>
          </table:table-cell>
          <table:table-cell office:value-type="string">
            <text:p>Carme, 19</text:p>
          </table:table-cell>
        </table:table-row>
      </table:table>
      <table:table table:name="Interes_simple" table:style-name="ta1" table:print="false">
        <table:table-column table:style-name="co11" table:default-cell-style-name="ce18"/>
        <table:table-column table:style-name="co13" table:number-columns-repeated="3" table:default-cell-style-name="ce18"/>
        <table:table-column table:style-name="co3" table:number-columns-repeated="1020" table:default-cell-style-name="ce18"/>
        <table:table-row table:style-name="ro3">
          <table:table-cell table:style-name="ce17" office:value-type="string">
            <text:p>INVERSIÓ A 10 ANYS: INTERÈS SIMPL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apital inicial:</text:p>
          </table:table-cell>
          <table:table-cell/>
          <table:table-cell table:style-name="ce20" office:value-type="currency" office:currency="EUR" office:value="10000">
            <text:p>10.000,00 €</text:p>
          </table:table-cell>
          <table:table-cell table:number-columns-repeated="1021"/>
        </table:table-row>
        <table:table-row table:style-name="ro3">
          <table:table-cell office:value-type="string">
            <text:p>Tipus d'interès: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Any</text:p>
          </table:table-cell>
          <table:table-cell table:style-name="ce19" office:value-type="string">
            <text:p>Capital inicial</text:p>
          </table:table-cell>
          <table:table-cell table:style-name="ce19" office:value-type="string">
            <text:p>Rendibilitat</text:p>
          </table:table-cell>
          <table:table-cell table:style-name="ce19" office:value-type="string">
            <text:p>Capital final</text:p>
          </table:table-cell>
          <table:table-cell table:number-columns-repeated="1020"/>
        </table:table-row>
        <table:table-row table:style-name="ro3">
          <table:table-cell office:value-type="float" office:value="2009">
            <text:p>2009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7]*[.C$4]/100" office:value-type="currency" office:currency="EUR" office:value="400">
            <text:p>400,00 €</text:p>
          </table:table-cell>
          <table:table-cell table:style-name="ce20" table:formula="of:=[.B7]+[.C7]" office:value-type="currency" office:currency="EUR" office:value="10400">
            <text:p>10.400,00 €</text:p>
          </table:table-cell>
          <table:table-cell table:number-columns-repeated="1020"/>
        </table:table-row>
        <table:table-row table:style-name="ro3">
          <table:table-cell office:value-type="float" office:value="2010">
            <text:p>2010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8]*[.C$4]/100" office:value-type="currency" office:currency="EUR" office:value="400">
            <text:p>400,00 €</text:p>
          </table:table-cell>
          <table:table-cell table:formula="of:=[.D7]+[.C8]" office:value-type="currency" office:currency="EUR" office:value="10800">
            <text:p>10.800,00 €</text:p>
          </table:table-cell>
          <table:table-cell table:number-columns-repeated="1020"/>
        </table:table-row>
        <table:table-row table:style-name="ro3">
          <table:table-cell office:value-type="float" office:value="2011">
            <text:p>2011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9]*[.C$4]/100" office:value-type="currency" office:currency="EUR" office:value="400">
            <text:p>400,00 €</text:p>
          </table:table-cell>
          <table:table-cell table:formula="of:=[.D8]+[.C9]" office:value-type="currency" office:currency="EUR" office:value="11200">
            <text:p>11.200,00 €</text:p>
          </table:table-cell>
          <table:table-cell table:number-columns-repeated="1020"/>
        </table:table-row>
        <table:table-row table:style-name="ro3">
          <table:table-cell office:value-type="float" office:value="2012">
            <text:p>2012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0]*[.C$4]/100" office:value-type="currency" office:currency="EUR" office:value="400">
            <text:p>400,00 €</text:p>
          </table:table-cell>
          <table:table-cell table:formula="of:=[.D9]+[.C10]" office:value-type="currency" office:currency="EUR" office:value="11600">
            <text:p>11.600,00 €</text:p>
          </table:table-cell>
          <table:table-cell table:number-columns-repeated="1020"/>
        </table:table-row>
        <table:table-row table:style-name="ro3">
          <table:table-cell office:value-type="float" office:value="2013">
            <text:p>2013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1]*[.C$4]/100" office:value-type="currency" office:currency="EUR" office:value="400">
            <text:p>400,00 €</text:p>
          </table:table-cell>
          <table:table-cell table:formula="of:=[.D10]+[.C11]" office:value-type="currency" office:currency="EUR" office:value="12000">
            <text:p>12.000,00 €</text:p>
          </table:table-cell>
          <table:table-cell table:number-columns-repeated="1020"/>
        </table:table-row>
        <table:table-row table:style-name="ro3">
          <table:table-cell office:value-type="float" office:value="2014">
            <text:p>2014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2]*[.C$4]/100" office:value-type="currency" office:currency="EUR" office:value="400">
            <text:p>400,00 €</text:p>
          </table:table-cell>
          <table:table-cell table:formula="of:=[.D11]+[.C12]" office:value-type="currency" office:currency="EUR" office:value="12400">
            <text:p>12.400,00 €</text:p>
          </table:table-cell>
          <table:table-cell table:number-columns-repeated="1020"/>
        </table:table-row>
        <table:table-row table:style-name="ro3">
          <table:table-cell office:value-type="float" office:value="2015">
            <text:p>2015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3]*[.C$4]/100" office:value-type="currency" office:currency="EUR" office:value="400">
            <text:p>400,00 €</text:p>
          </table:table-cell>
          <table:table-cell table:formula="of:=[.D12]+[.C13]" office:value-type="currency" office:currency="EUR" office:value="12800">
            <text:p>12.800,00 €</text:p>
          </table:table-cell>
          <table:table-cell table:number-columns-repeated="1020"/>
        </table:table-row>
        <table:table-row table:style-name="ro3">
          <table:table-cell office:value-type="float" office:value="2016">
            <text:p>2016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4]*[.C$4]/100" office:value-type="currency" office:currency="EUR" office:value="400">
            <text:p>400,00 €</text:p>
          </table:table-cell>
          <table:table-cell table:formula="of:=[.D13]+[.C14]" office:value-type="currency" office:currency="EUR" office:value="13200">
            <text:p>13.200,00 €</text:p>
          </table:table-cell>
          <table:table-cell table:number-columns-repeated="1020"/>
        </table:table-row>
        <table:table-row table:style-name="ro3">
          <table:table-cell office:value-type="float" office:value="2017">
            <text:p>2017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5]*[.C$4]/100" office:value-type="currency" office:currency="EUR" office:value="400">
            <text:p>400,00 €</text:p>
          </table:table-cell>
          <table:table-cell table:formula="of:=[.D14]+[.C15]" office:value-type="currency" office:currency="EUR" office:value="13600">
            <text:p>13.600,00 €</text:p>
          </table:table-cell>
          <table:table-cell table:number-columns-repeated="1020"/>
        </table:table-row>
        <table:table-row table:style-name="ro3">
          <table:table-cell office:value-type="float" office:value="2018">
            <text:p>2018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16]*[.C$4]/100" office:value-type="currency" office:currency="EUR" office:value="400">
            <text:p>400,00 €</text:p>
          </table:table-cell>
          <table:table-cell table:formula="of:=[.D15]+[.C16]" office:value-type="currency" office:currency="EUR" office:value="14000">
            <text:p>14.000,00 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>
            <text:p>Capital final:</text:p>
          </table:table-cell>
          <table:table-cell/>
          <table:table-cell table:style-name="ce17" table:formula="of:=[.D16]" office:value-type="currency" office:currency="EUR" office:value="14000">
            <text:p>14.000,00 €</text:p>
          </table:table-cell>
          <table:table-cell table:number-columns-repeated="1021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es_compost" table:style-name="ta1" table:print="false">
        <table:table-column table:style-name="co11" table:default-cell-style-name="ce18"/>
        <table:table-column table:style-name="co13" table:number-columns-repeated="3" table:default-cell-style-name="ce18"/>
        <table:table-column table:style-name="co3" table:number-columns-repeated="1020" table:default-cell-style-name="ce18"/>
        <table:table-row table:style-name="ro3">
          <table:table-cell table:style-name="ce17" office:value-type="string">
            <text:p>INVERSIÓ A 10 ANYS: INTERÈS COMPOS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apital inicial:</text:p>
          </table:table-cell>
          <table:table-cell/>
          <table:table-cell table:style-name="ce20" office:value-type="currency" office:currency="EUR" office:value="10000">
            <text:p>10.000,00 €</text:p>
          </table:table-cell>
          <table:table-cell table:number-columns-repeated="1021"/>
        </table:table-row>
        <table:table-row table:style-name="ro3">
          <table:table-cell office:value-type="string">
            <text:p>Tipus d'interès: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9" office:value-type="string">
            <text:p>Any</text:p>
          </table:table-cell>
          <table:table-cell table:style-name="ce19" office:value-type="string">
            <text:p>Capital inicial</text:p>
          </table:table-cell>
          <table:table-cell table:style-name="ce19" office:value-type="string">
            <text:p>Rendibilitat</text:p>
          </table:table-cell>
          <table:table-cell table:style-name="ce19" office:value-type="string">
            <text:p>Capital final</text:p>
          </table:table-cell>
          <table:table-cell table:number-columns-repeated="1020"/>
        </table:table-row>
        <table:table-row table:style-name="ro3">
          <table:table-cell office:value-type="float" office:value="2009">
            <text:p>2009</text:p>
          </table:table-cell>
          <table:table-cell table:style-name="ce20" table:formula="of:=[.C$3]" office:value-type="currency" office:currency="EUR" office:value="10000">
            <text:p>10.000,00 €</text:p>
          </table:table-cell>
          <table:table-cell table:style-name="ce20" table:formula="of:=[.B7]*[.C$4]/100" office:value-type="currency" office:currency="EUR" office:value="400">
            <text:p>400,00 €</text:p>
          </table:table-cell>
          <table:table-cell table:style-name="ce20" table:formula="of:=[.B7]+[.C7]" office:value-type="currency" office:currency="EUR" office:value="10400">
            <text:p>10.400,00 €</text:p>
          </table:table-cell>
          <table:table-cell table:number-columns-repeated="1020"/>
        </table:table-row>
        <table:table-row table:style-name="ro3">
          <table:table-cell office:value-type="float" office:value="2010">
            <text:p>2010</text:p>
          </table:table-cell>
          <table:table-cell table:style-name="ce20" table:formula="of:=[.D7]" office:value-type="currency" office:currency="EUR" office:value="10400">
            <text:p>10.400,00 €</text:p>
          </table:table-cell>
          <table:table-cell table:style-name="ce20" table:formula="of:=[.B8]*[.C$4]/100" office:value-type="currency" office:currency="EUR" office:value="416">
            <text:p>416,00 €</text:p>
          </table:table-cell>
          <table:table-cell table:style-name="ce20" table:formula="of:=[.B8]+[.C8]" office:value-type="currency" office:currency="EUR" office:value="10816">
            <text:p>10.816,00 €</text:p>
          </table:table-cell>
          <table:table-cell table:number-columns-repeated="1020"/>
        </table:table-row>
        <table:table-row table:style-name="ro3">
          <table:table-cell office:value-type="float" office:value="2011">
            <text:p>2011</text:p>
          </table:table-cell>
          <table:table-cell table:style-name="ce20" table:formula="of:=[.D8]" office:value-type="currency" office:currency="EUR" office:value="10816">
            <text:p>10.816,00 €</text:p>
          </table:table-cell>
          <table:table-cell table:style-name="ce20" table:formula="of:=[.B9]*[.C$4]/100" office:value-type="currency" office:currency="EUR" office:value="432.64">
            <text:p>432,64 €</text:p>
          </table:table-cell>
          <table:table-cell table:style-name="ce20" table:formula="of:=[.B9]+[.C9]" office:value-type="currency" office:currency="EUR" office:value="11248.64">
            <text:p>11.248,64 €</text:p>
          </table:table-cell>
          <table:table-cell table:number-columns-repeated="1020"/>
        </table:table-row>
        <table:table-row table:style-name="ro3">
          <table:table-cell office:value-type="float" office:value="2012">
            <text:p>2012</text:p>
          </table:table-cell>
          <table:table-cell table:style-name="ce20" table:formula="of:=[.D9]" office:value-type="currency" office:currency="EUR" office:value="11248.64">
            <text:p>11.248,64 €</text:p>
          </table:table-cell>
          <table:table-cell table:style-name="ce20" table:formula="of:=[.B10]*[.C$4]/100" office:value-type="currency" office:currency="EUR" office:value="449.9456">
            <text:p>449,95 €</text:p>
          </table:table-cell>
          <table:table-cell table:style-name="ce20" table:formula="of:=[.B10]+[.C10]" office:value-type="currency" office:currency="EUR" office:value="11698.5856">
            <text:p>11.698,59 €</text:p>
          </table:table-cell>
          <table:table-cell table:number-columns-repeated="1020"/>
        </table:table-row>
        <table:table-row table:style-name="ro3">
          <table:table-cell office:value-type="float" office:value="2013">
            <text:p>2013</text:p>
          </table:table-cell>
          <table:table-cell table:style-name="ce20" table:formula="of:=[.D10]" office:value-type="currency" office:currency="EUR" office:value="11698.5856">
            <text:p>11.698,59 €</text:p>
          </table:table-cell>
          <table:table-cell table:style-name="ce20" table:formula="of:=[.B11]*[.C$4]/100" office:value-type="currency" office:currency="EUR" office:value="467.943424">
            <text:p>467,94 €</text:p>
          </table:table-cell>
          <table:table-cell table:style-name="ce20" table:formula="of:=[.B11]+[.C11]" office:value-type="currency" office:currency="EUR" office:value="12166.529024">
            <text:p>12.166,53 €</text:p>
          </table:table-cell>
          <table:table-cell table:number-columns-repeated="1020"/>
        </table:table-row>
        <table:table-row table:style-name="ro3">
          <table:table-cell office:value-type="float" office:value="2014">
            <text:p>2014</text:p>
          </table:table-cell>
          <table:table-cell table:style-name="ce20" table:formula="of:=[.D11]" office:value-type="currency" office:currency="EUR" office:value="12166.529024">
            <text:p>12.166,53 €</text:p>
          </table:table-cell>
          <table:table-cell table:style-name="ce20" table:formula="of:=[.B12]*[.C$4]/100" office:value-type="currency" office:currency="EUR" office:value="486.66116096">
            <text:p>486,66 €</text:p>
          </table:table-cell>
          <table:table-cell table:style-name="ce20" table:formula="of:=[.B12]+[.C12]" office:value-type="currency" office:currency="EUR" office:value="12653.19018496">
            <text:p>12.653,19 €</text:p>
          </table:table-cell>
          <table:table-cell table:number-columns-repeated="1020"/>
        </table:table-row>
        <table:table-row table:style-name="ro3">
          <table:table-cell office:value-type="float" office:value="2015">
            <text:p>2015</text:p>
          </table:table-cell>
          <table:table-cell table:style-name="ce20" table:formula="of:=[.D12]" office:value-type="currency" office:currency="EUR" office:value="12653.19018496">
            <text:p>12.653,19 €</text:p>
          </table:table-cell>
          <table:table-cell table:style-name="ce20" table:formula="of:=[.B13]*[.C$4]/100" office:value-type="currency" office:currency="EUR" office:value="506.1276073984">
            <text:p>506,13 €</text:p>
          </table:table-cell>
          <table:table-cell table:style-name="ce20" table:formula="of:=[.B13]+[.C13]" office:value-type="currency" office:currency="EUR" office:value="13159.3177923584">
            <text:p>13.159,32 €</text:p>
          </table:table-cell>
          <table:table-cell table:number-columns-repeated="1020"/>
        </table:table-row>
        <table:table-row table:style-name="ro3">
          <table:table-cell office:value-type="float" office:value="2016">
            <text:p>2016</text:p>
          </table:table-cell>
          <table:table-cell table:style-name="ce20" table:formula="of:=[.D13]" office:value-type="currency" office:currency="EUR" office:value="13159.3177923584">
            <text:p>13.159,32 €</text:p>
          </table:table-cell>
          <table:table-cell table:style-name="ce20" table:formula="of:=[.B14]*[.C$4]/100" office:value-type="currency" office:currency="EUR" office:value="526.372711694336">
            <text:p>526,37 €</text:p>
          </table:table-cell>
          <table:table-cell table:style-name="ce20" table:formula="of:=[.B14]+[.C14]" office:value-type="currency" office:currency="EUR" office:value="13685.6905040527">
            <text:p>13.685,69 €</text:p>
          </table:table-cell>
          <table:table-cell table:number-columns-repeated="1020"/>
        </table:table-row>
        <table:table-row table:style-name="ro3">
          <table:table-cell office:value-type="float" office:value="2017">
            <text:p>2017</text:p>
          </table:table-cell>
          <table:table-cell table:style-name="ce20" table:formula="of:=[.D14]" office:value-type="currency" office:currency="EUR" office:value="13685.6905040527">
            <text:p>13.685,69 €</text:p>
          </table:table-cell>
          <table:table-cell table:style-name="ce20" table:formula="of:=[.B15]*[.C$4]/100" office:value-type="currency" office:currency="EUR" office:value="547.427620162109">
            <text:p>547,43 €</text:p>
          </table:table-cell>
          <table:table-cell table:style-name="ce20" table:formula="of:=[.B15]+[.C15]" office:value-type="currency" office:currency="EUR" office:value="14233.1181242148">
            <text:p>14.233,12 €</text:p>
          </table:table-cell>
          <table:table-cell table:number-columns-repeated="1020"/>
        </table:table-row>
        <table:table-row table:style-name="ro3">
          <table:table-cell office:value-type="float" office:value="2018">
            <text:p>2018</text:p>
          </table:table-cell>
          <table:table-cell table:style-name="ce20" table:formula="of:=[.D15]" office:value-type="currency" office:currency="EUR" office:value="14233.1181242148">
            <text:p>14.233,12 €</text:p>
          </table:table-cell>
          <table:table-cell table:style-name="ce20" table:formula="of:=[.B16]*[.C$4]/100" office:value-type="currency" office:currency="EUR" office:value="569.324724968594">
            <text:p>569,32 €</text:p>
          </table:table-cell>
          <table:table-cell table:style-name="ce20" table:formula="of:=[.B16]+[.C16]" office:value-type="currency" office:currency="EUR" office:value="14802.4428491834">
            <text:p>14.802,44 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>
            <text:p>Capital final:</text:p>
          </table:table-cell>
          <table:table-cell/>
          <table:table-cell table:style-name="ce17" table:formula="of:=[.D16]" office:value-type="currency" office:currency="EUR" office:value="14802.4428491834">
            <text:p>14.802,44 €</text:p>
          </table:table-cell>
          <table:table-cell table:number-columns-repeated="1021"/>
        </table:table-row>
        <table:table-row table:style-name="ro3" table:number-rows-repeated="6551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Arial2" fo:font-size="15pt" fo:font-style="normal" fo:text-shadow="none" style:text-underline-style="none" fo:font-weight="bold" style:font-size-asian="15pt" style:font-style-asian="normal" style:font-weight-asian="bold" style:font-name-complex="Arial2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8:30:2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26T16:56:42.98</meta:creation-date>
    <dc:date>2009-03-16T19:08:53.56</dc:date>
    <meta:editing-duration>PT06H38M03S</meta:editing-duration>
    <meta:editing-cycles>13</meta:editing-cycles>
    <meta:generator>OpenOffice.org/3.0$Win32 OpenOffice.org_project/300m9$Build-9358</meta:generator>
    <meta:document-statistic meta:table-count="5" meta:cell-count="278" meta:object-count="0"/>
    <meta:user-defined meta:name="Informació 1"/>
    <meta:user-defined meta:name="Informació 2"/>
    <meta:user-defined meta:name="Informació 3"/>
    <meta:user-defined meta:name="Informació 4"/>
  </office:meta>
</office:document-meta>
</file>